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Nice — great question. You’re mixing two powerful ideas:</text:p>
      <text:list text:style-name="L1">
        <text:list-item>
          <text:p text:style-name="P2">an RTOS-like delayed-scheduling model where a worker “leaves” a task and the scheduler arranges that any <text:span text:style-name="Emphasis">idle</text:span> thread (not via polling) picks it up later, and</text:p>
        </text:list-item>
        <text:list-item>
          <text:p text:style-name="P2">using the RelPackedArray16 (your RelBit_16t) as the lock-free, concurrent metadata store for tasks so the scheduler plus threads can coordinate without heavy locks.</text:p>
        </text:list-item>
      </text:list>
      <text:p text:style-name="Text_20_body">Below I give you:</text:p>
      <text:list text:style-name="L2">
        <text:list-item>
          <text:p text:style-name="P3">a clear design that combines a timer-wheel based delayed scheduler + a lock-free idle-worker list so <text:span text:style-name="Emphasis">a free thread</text:span> gets the task directly (no busy scanning),</text:p>
        </text:list-item>
        <text:list-item>
          <text:p text:style-name="P3">a compact, runnable C++ implementation sketch (ThreadPool + Scheduler + usage of <text:span text:style-name="Source_20_Text">RelBit_16t</text:span>) you can compile and adapt, and</text:p>
        </text:list-item>
        <text:list-item>
          <text:p text:style-name="P3">a thorough, step-by-step explanation of the concurrency, read (triple-check) and multi-write (batch/committer) semantics and how you should use the RelPackedArray16 operations (read_bits, write_cas, commit_block) in practice.</text:p>
        </text:list-item>
      </text:list>
      <text:p text:style-name="Text_20_body">I’ll keep the code self contained and small enough to test quickly, but complete enough to show the full system. After the code I’ll walk through the design choices, correctness reasoning, optimization tips, and how to use read and multiwrite on the RelPackedArray16 safely.</text:p>
      <text:p text:style-name="Horizontal_20_Line"/>
      <text:h text:style-name="Heading_20_2" text:outline-level="2">Short architecture summary (one paragraph)</text:h>
      <text:p text:style-name="Text_20_body">We keep a table of <text:span text:style-name="Source_20_Text">N</text:span> task slots. Each slot has a small payload stored in separate arrays (e.g., <text:span text:style-name="Source_20_Text">std::function</text:span> or function-index + data pointer) and a RelPackedArray16 meta lane per slot that holds the dual-rail small state and quick CAS semantics. We also keep a lock-free stack of idle workers (head index) and a timer wheel of buckets (vector of atomic heads) for delayed tasks. When a task is scheduled with delay, it is pushed into the appropriate timer-bucket (lock-free stack onto that bucket head) and the slot meta is set to <text:span text:style-name="Source_20_Text">SLEEPING</text:span>. A timer thread advances the wheel; when a bucket expires, it pops tasks and, for each task, attempts to pop a free worker from the idle-worker stack. If a free worker is found, the scheduler writes the task id into that worker’s single-slot mailbox and notifies the worker (condition variable). If no idle worker exists, scheduler pushes the task onto a ready FIFO queue. Worker threads, when idle, push their worker-id into the idle-worker stack and then wait on their mailbox; they avoid polling. Task state transitions and claims are done using <text:span text:style-name="Source_20_Text">RelPackedArray16</text:span> per-slot CAS or via the committer <text:span text:style-name="Source_20_Text">commit_block</text:span> for batched changes.</text:p>
      <text:p text:style-name="Horizontal_20_Line"/>
      <text:h text:style-name="Heading_20_2" text:outline-level="2">Code: ThreadPool + Delayed Scheduler using RelPackedArray16</text:h>
      <text:p text:style-name="Text_20_body">Important: this code assumes you have <text:span text:style-name="Source_20_Text">relarray.hpp</text:span> from the previous message compiled into your project and that <text:span text:style-name="Source_20_Text">relcim::RelBit_16t</text:span> is available. I’ll include only the new scheduler/pool code.</text:p>
      <text:p text:style-name="Preformatted_20_Text"><text:soft-page-break/><text:span text:style-name="Source_20_Text">// sched_relcim.hpp</text:span></text:p>
      <text:p text:style-name="Preformatted_20_Text"><text:span text:style-name="Source_20_Text">#pragma once</text:span></text:p>
      <text:p text:style-name="Preformatted_20_Text"><text:span text:style-name="Source_20_Text">#include &lt;atomic&gt;</text:span></text:p>
      <text:p text:style-name="Preformatted_20_Text"><text:span text:style-name="Source_20_Text">#include &lt;chrono&gt;</text:span></text:p>
      <text:p text:style-name="Preformatted_20_Text"><text:span text:style-name="Source_20_Text">#include &lt;condition_variable&gt;</text:span></text:p>
      <text:p text:style-name="Preformatted_20_Text"><text:span text:style-name="Source_20_Text">#include &lt;functional&gt;</text:span></text:p>
      <text:p text:style-name="Preformatted_20_Text"><text:span text:style-name="Source_20_Text">#include &lt;mutex&gt;</text:span></text:p>
      <text:p text:style-name="Preformatted_20_Text"><text:span text:style-name="Source_20_Text">#include &lt;thread&gt;</text:span></text:p>
      <text:p text:style-name="Preformatted_20_Text"><text:span text:style-name="Source_20_Text">#include &lt;vector&gt;</text:span></text:p>
      <text:p text:style-name="Preformatted_20_Text"><text:span text:style-name="Source_20_Text">#include &lt;optional&gt;</text:span></text:p>
      <text:p text:style-name="Preformatted_20_Text"><text:span text:style-name="Source_20_Text">#include &lt;iostream&gt;</text:span></text:p>
      <text:p text:style-name="Preformatted_20_Text"><text:span text:style-name="Source_20_Text">#include &lt;cassert&gt;</text:span></text:p>
      <text:p text:style-name="Preformatted_20_Text"/>
      <text:p text:style-name="Preformatted_20_Text"><text:span text:style-name="Source_20_Text">// include your relcim header</text:span></text:p>
      <text:p text:style-name="Preformatted_20_Text"><text:span text:style-name="Source_20_Text">#include "relarray.hpp" // provides relcim::RelBit_16t</text:span></text:p>
      <text:p text:style-name="Preformatted_20_Text"/>
      <text:p text:style-name="Preformatted_20_Text"><text:span text:style-name="Source_20_Text">using namespace std::chrono_literals;</text:span></text:p>
      <text:p text:style-name="Preformatted_20_Text"/>
      <text:p text:style-name="Preformatted_20_Text"><text:span text:style-name="Source_20_Text">namespace sched {</text:span></text:p>
      <text:p text:style-name="Preformatted_20_Text"/>
      <text:p text:style-name="Preformatted_20_Text"><text:span text:style-name="Source_20_Text">using TaskFn = std::function&lt;void(size_t /*slot_id*/)&gt;; // task payload handler</text:span></text:p>
      <text:p text:style-name="Preformatted_20_Text"/>
      <text:p text:style-name="Preformatted_20_Text"><text:span text:style-name="Source_20_Text">// Task slot state codes — encoded into RelPackedArray&lt;16&gt;'s "value" field (fits 16 bits)</text:span></text:p>
      <text:p text:style-name="Preformatted_20_Text"><text:span text:style-name="Source_20_Text">enum : uint16_t {</text:span></text:p>
      <text:p text:style-name="Preformatted_20_Text"><text:span text:style-name="Source_20_Text"><text:s text:c="4"/>TS_FREE <text:s text:c="6"/>= 0x0000, // slot free (no valid task)</text:span></text:p>
      <text:p text:style-name="Preformatted_20_Text"><text:span text:style-name="Source_20_Text"><text:s text:c="4"/>TS_READY <text:s text:c="5"/>= 0x0001, // ready-to-run (in ready queue or assigned)</text:span></text:p>
      <text:p text:style-name="Preformatted_20_Text"><text:span text:style-name="Source_20_Text"><text:s text:c="4"/>TS_SLEEPING <text:s text:c="2"/>= 0x0002, // scheduled for future, stored in timer bucket</text:span></text:p>
      <text:p text:style-name="Preformatted_20_Text"><text:span text:style-name="Source_20_Text"><text:s text:c="4"/>TS_RUNNING <text:s text:c="3"/>= 0x0003, // claimed by a worker (in worker mailbox)</text:span></text:p>
      <text:p text:style-name="Preformatted_20_Text"><text:span text:style-name="Source_20_Text"><text:s text:c="4"/>TS_RESERVED <text:s text:c="2"/>= 0x0004, // reserved (transient)</text:span></text:p>
      <text:p text:style-name="Preformatted_20_Text"><text:span text:style-name="Source_20_Text"><text:s text:c="4"/>// other codes possible (ERROR, CANCELLED, etc.)</text:span></text:p>
      <text:p text:style-name="Preformatted_20_Text"><text:span text:style-name="Source_20_Text">};</text:span></text:p>
      <text:p text:style-name="Preformatted_20_Text"/>
      <text:p text:style-name="Preformatted_20_Text"><text:span text:style-name="Source_20_Text">// Helper: atomic lock-free stack using arrays of next pointers</text:span></text:p>
      <text:p text:style-name="Preformatted_20_Text"><text:span text:style-name="Source_20_Text">struct LFStack {</text:span></text:p>
      <text:p text:style-name="Preformatted_20_Text"><text:span text:style-name="Source_20_Text"><text:s text:c="4"/>std::atomic&lt;uint32_t&gt;* head; // array-backed head (one atomic)</text:span></text:p>
      <text:p text:style-name="Preformatted_20_Text"><text:span text:style-name="Source_20_Text"><text:s text:c="4"/>uint32_t* next; <text:s text:c="13"/>// next pointers (size M)</text:span></text:p>
      <text:p text:style-name="Preformatted_20_Text"><text:span text:style-name="Source_20_Text"><text:s text:c="4"/>size_t capacity;</text:span></text:p>
      <text:p text:style-name="Preformatted_20_Text"><text:span text:style-name="Source_20_Text"><text:s text:c="4"/>LFStack(): head(nullptr), next(nullptr), capacity(0) {}</text:span></text:p>
      <text:p text:style-name="Preformatted_20_Text"><text:span text:style-name="Source_20_Text"><text:s text:c="4"/>void init(size_t cap) {</text:span></text:p>
      <text:p text:style-name="Preformatted_20_Text"><text:span text:style-name="Source_20_Text"><text:s text:c="8"/>capacity = cap;</text:span></text:p>
      <text:p text:style-name="Preformatted_20_Text"><text:span text:style-name="Source_20_Text"><text:s text:c="8"/>head = (std::atomic&lt;uint32_t&gt;*) aligned_alloc(64, sizeof(std::atomic&lt;uint32_t&gt;));</text:span></text:p>
      <text:p text:style-name="Preformatted_20_Text"><text:span text:style-name="Source_20_Text"><text:s text:c="8"/>new (head) std::atomic&lt;uint32_t&gt;(UINT32_MAX); // empty marker = UINT32_MAX</text:span></text:p>
      <text:p text:style-name="Preformatted_20_Text"><text:span text:style-name="Source_20_Text"><text:s text:c="8"/>next = (uint32_t*) aligned_alloc(64, sizeof(uint32_t) * cap);</text:span></text:p>
      <text:p text:style-name="Preformatted_20_Text"><text:span text:style-name="Source_20_Text"><text:s text:c="8"/>for (size_t i=0;i&lt;cap;++i) next[i] = UINT32_MAX;</text:span></text:p>
      <text:p text:style-name="Preformatted_20_Text"><text:span text:style-name="Source_20_Text"><text:s text:c="4"/>}</text:span></text:p>
      <text:p text:style-name="Preformatted_20_Text"><text:span text:style-name="Source_20_Text"><text:s text:c="4"/>void free_all() {</text:span></text:p>
      <text:p text:style-name="Preformatted_20_Text"><text:span text:style-name="Source_20_Text"><text:s text:c="8"/>if (head) { head-&gt;~atomic(); free(head); head = nullptr; }</text:span></text:p>
      <text:p text:style-name="Preformatted_20_Text"><text:span text:style-name="Source_20_Text"><text:s text:c="8"/>if (next) { free(next); next = nullptr; }</text:span></text:p>
      <text:p text:style-name="Preformatted_20_Text"><text:span text:style-name="Source_20_Text"><text:s text:c="8"/>capacity = 0;</text:span></text:p>
      <text:p text:style-name="Preformatted_20_Text"><text:span text:style-name="Source_20_Text"><text:s text:c="4"/>}</text:span></text:p>
      <text:p text:style-name="Preformatted_20_Text"><text:span text:style-name="Source_20_Text"><text:s text:c="4"/>// push index onto stack</text:span></text:p>
      <text:p text:style-name="Preformatted_20_Text"><text:span text:style-name="Source_20_Text"><text:s text:c="4"/>void push(uint32_t idx) {</text:span></text:p>
      <text:p text:style-name="Preformatted_20_Text"><text:span text:style-name="Source_20_Text"><text:s text:c="8"/>assert(idx &lt; capacity);</text:span></text:p>
      <text:p text:style-name="Preformatted_20_Text"><text:span text:style-name="Source_20_Text"><text:s text:c="8"/>uint32_t old;</text:span></text:p>
      <text:p text:style-name="Preformatted_20_Text"><text:span text:style-name="Source_20_Text"><text:s text:c="8"/>for (;;) {</text:span></text:p>
      <text:p text:style-name="Preformatted_20_Text"><text:span text:style-name="Source_20_Text"><text:s text:c="12"/>old = head-&gt;load(std::memory_order_acquire);</text:span></text:p>
      <text:p text:style-name="Preformatted_20_Text"><text:span text:style-name="Source_20_Text"><text:s text:c="12"/>next[idx] = old;</text:span></text:p>
      <text:p text:style-name="Preformatted_20_Text"><text:span text:style-name="Source_20_Text"><text:s text:c="12"/>if (head-&gt;compare_exchange_weak(old, idx, std::memory_order_acq_rel, std::memory_order_acquire)) return;</text:span></text:p>
      <text:p text:style-name="Preformatted_20_Text"><text:span text:style-name="Source_20_Text"><text:s text:c="8"/>}</text:span></text:p>
      <text:p text:style-name="Preformatted_20_Text"><text:span text:style-name="Source_20_Text"><text:s text:c="4"/>}</text:span></text:p>
      <text:p text:style-name="Preformatted_20_Text"><text:soft-page-break/><text:span text:style-name="Source_20_Text"><text:s text:c="4"/>// pop one index; returns UINT32_MAX if empty</text:span></text:p>
      <text:p text:style-name="Preformatted_20_Text"><text:span text:style-name="Source_20_Text"><text:s text:c="4"/>uint32_t pop() {</text:span></text:p>
      <text:p text:style-name="Preformatted_20_Text"><text:span text:style-name="Source_20_Text"><text:s text:c="8"/>uint32_t old;</text:span></text:p>
      <text:p text:style-name="Preformatted_20_Text"><text:span text:style-name="Source_20_Text"><text:s text:c="8"/>for (;;) {</text:span></text:p>
      <text:p text:style-name="Preformatted_20_Text"><text:span text:style-name="Source_20_Text"><text:s text:c="12"/>old = head-&gt;load(std::memory_order_acquire);</text:span></text:p>
      <text:p text:style-name="Preformatted_20_Text"><text:span text:style-name="Source_20_Text"><text:s text:c="12"/>if (old == UINT32_MAX) return UINT32_MAX;</text:span></text:p>
      <text:p text:style-name="Preformatted_20_Text"><text:span text:style-name="Source_20_Text"><text:s text:c="12"/>uint32_t nx = next[old];</text:span></text:p>
      <text:p text:style-name="Preformatted_20_Text"><text:span text:style-name="Source_20_Text"><text:s text:c="12"/>if (head-&gt;compare_exchange_weak(old, nx, std::memory_order_acq_rel, std::memory_order_acquire)) {</text:span></text:p>
      <text:p text:style-name="Preformatted_20_Text"><text:span text:style-name="Source_20_Text"><text:s text:c="16"/>next[old] = UINT32_MAX;</text:span></text:p>
      <text:p text:style-name="Preformatted_20_Text"><text:span text:style-name="Source_20_Text"><text:s text:c="16"/>return ol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bool empty() const { return head-&gt;load(std::memory_order_acquire) == UINT32_MAX; }</text:span></text:p>
      <text:p text:style-name="Preformatted_20_Text"><text:span text:style-name="Source_20_Text">};</text:span></text:p>
      <text:p text:style-name="Preformatted_20_Text"/>
      <text:p text:style-name="Preformatted_20_Text"><text:span text:style-name="Source_20_Text">// The main scheduler / pool</text:span></text:p>
      <text:p text:style-name="Preformatted_20_Text"><text:span text:style-name="Source_20_Text">class TimerScheduler {</text:span></text:p>
      <text:p text:style-name="Preformatted_20_Text"><text:span text:style-name="Source_20_Text">public:</text:span></text:p>
      <text:p text:style-name="Preformatted_20_Text"><text:span text:style-name="Source_20_Text"><text:s text:c="4"/>TimerScheduler(size_t num_slots, size_t num_workers, size_t wheel_size = 256, std::chrono::milliseconds tick = 10ms)</text:span></text:p>
      <text:p text:style-name="Preformatted_20_Text"><text:span text:style-name="Source_20_Text"><text:s text:c="8"/>: nslots(num_slots), nworkers(num_workers), wheel_size_(wheel_size), tick_ms(tick)</text:span></text:p>
      <text:p text:style-name="Preformatted_20_Text"><text:span text:style-name="Source_20_Text"><text:s text:c="4"/>{</text:span></text:p>
      <text:p text:style-name="Preformatted_20_Text"><text:span text:style-name="Source_20_Text"><text:s text:c="8"/>// init RelPackedArray16 for slots metadata</text:span></text:p>
      <text:p text:style-name="Preformatted_20_Text"><text:span text:style-name="Source_20_Text"><text:s text:c="8"/>tasks_meta.init(nslots); // RelBit_16t</text:span></text:p>
      <text:p text:style-name="Preformatted_20_Text"><text:span text:style-name="Source_20_Text"><text:s text:c="8"/>// allocate payload containers</text:span></text:p>
      <text:p text:style-name="Preformatted_20_Text"><text:span text:style-name="Source_20_Text"><text:s text:c="8"/>task_fns.resize(nslots);</text:span></text:p>
      <text:p text:style-name="Preformatted_20_Text"><text:span text:style-name="Source_20_Text"><text:s text:c="8"/>// timer wheel buckets implemented as LFStack of task indices</text:span></text:p>
      <text:p text:style-name="Preformatted_20_Text"><text:span text:style-name="Source_20_Text"><text:s text:c="8"/>buckets.resize(wheel_size_);</text:span></text:p>
      <text:p text:style-name="Preformatted_20_Text"><text:span text:style-name="Source_20_Text"><text:s text:c="8"/>for (size_t i=0;i&lt;wheel_size_;++i) buckets[i].init(nslots);</text:span></text:p>
      <text:p text:style-name="Preformatted_20_Text"/>
      <text:p text:style-name="Preformatted_20_Text"><text:span text:style-name="Source_20_Text"><text:s text:c="8"/>// free-worker stack</text:span></text:p>
      <text:p text:style-name="Preformatted_20_Text"><text:span text:style-name="Source_20_Text"><text:s text:c="8"/>free_workers.init(nworkers);</text:span></text:p>
      <text:p text:style-name="Preformatted_20_Text"><text:span text:style-name="Source_20_Text"><text:s text:c="8"/>// per-worker mailbox and CV</text:span></text:p>
      <text:p text:style-name="Preformatted_20_Text"><text:span text:style-name="Source_20_Text"><text:s text:c="8"/>worker_mail.resize(nworkers);</text:span></text:p>
      <text:p text:style-name="Preformatted_20_Text"><text:span text:style-name="Source_20_Text"><text:s text:c="8"/>worker_mutex.resize(nworkers);</text:span></text:p>
      <text:p text:style-name="Preformatted_20_Text"><text:span text:style-name="Source_20_Text"><text:s text:c="8"/>worker_cv.resize(nworkers);</text:span></text:p>
      <text:p text:style-name="Preformatted_20_Text"><text:span text:style-name="Source_20_Text"><text:s text:c="8"/>worker_state.resize(nworkers);</text:span></text:p>
      <text:p text:style-name="Preformatted_20_Text"><text:span text:style-name="Source_20_Text"><text:s text:c="8"/>for (size_t i=0;i&lt;nworkers;++i) {</text:span></text:p>
      <text:p text:style-name="Preformatted_20_Text"><text:span text:style-name="Source_20_Text"><text:s text:c="12"/>worker_mail[i].store(UINT32_MAX);</text:span></text:p>
      <text:p text:style-name="Preformatted_20_Text"><text:span text:style-name="Source_20_Text"><text:s text:c="12"/>worker_state[i].store(0);</text:span></text:p>
      <text:p text:style-name="Preformatted_20_Text"><text:span text:style-name="Source_20_Text"><text:s text:c="8"/>}</text:span></text:p>
      <text:p text:style-name="Preformatted_20_Text"/>
      <text:p text:style-name="Preformatted_20_Text"><text:span text:style-name="Source_20_Text"><text:s text:c="8"/>// ready queue (single deque protected by mutex) used when no idle worker</text:span></text:p>
      <text:p text:style-name="Preformatted_20_Text"><text:span text:style-name="Source_20_Text"><text:s text:c="8"/>// we intentionally keep ready queue simple (mutex+deque) because tasks are batched</text:span></text:p>
      <text:p text:style-name="Preformatted_20_Text"><text:span text:style-name="Source_20_Text"><text:s text:c="8"/>// into it only when no idle worker exists or scheduler chooses to queue.</text:span></text:p>
      <text:p text:style-name="Preformatted_20_Text"><text:span text:style-name="Source_20_Text"><text:s text:c="8"/>// For heavy scale you can replace with MPSC ring.</text:span></text:p>
      <text:p text:style-name="Preformatted_20_Text"><text:span text:style-name="Source_20_Text"><text:s text:c="8"/>// Start worker threads</text:span></text:p>
      <text:p text:style-name="Preformatted_20_Text"><text:span text:style-name="Source_20_Text"><text:s text:c="8"/>running.store(true);</text:span></text:p>
      <text:p text:style-name="Preformatted_20_Text"><text:span text:style-name="Source_20_Text"><text:s text:c="8"/>for (size_t w=0; w&lt;nworkers; ++w) {</text:span></text:p>
      <text:p text:style-name="Preformatted_20_Text"><text:span text:style-name="Source_20_Text"><text:s text:c="12"/>workers.emplace_back([this, w]{ worker_loop(w); });</text:span></text:p>
      <text:p text:style-name="Preformatted_20_Text"><text:span text:style-name="Source_20_Text"><text:s text:c="8"/>}</text:span></text:p>
      <text:p text:style-name="Preformatted_20_Text"><text:span text:style-name="Source_20_Text"><text:s text:c="8"/>// start timer thread</text:span></text:p>
      <text:p text:style-name="Preformatted_20_Text"><text:span text:style-name="Source_20_Text"><text:s text:c="8"/>timer_thread = std::thread([this]{ timer_loop(); });</text:span></text:p>
      <text:p text:style-name="Preformatted_20_Text"><text:span text:style-name="Source_20_Text"><text:s text:c="4"/>}</text:span></text:p>
      <text:p text:style-name="Preformatted_20_Text"/>
      <text:p text:style-name="Preformatted_20_Text"><text:span text:style-name="Source_20_Text"><text:s text:c="4"/>~TimerScheduler() {</text:span></text:p>
      <text:p text:style-name="Preformatted_20_Text"><text:span text:style-name="Source_20_Text"><text:s text:c="8"/>stop();</text:span></text:p>
      <text:p text:style-name="Preformatted_20_Text"><text:soft-page-break/><text:span text:style-name="Source_20_Text"><text:s text:c="4"/>}</text:span></text:p>
      <text:p text:style-name="Preformatted_20_Text"/>
      <text:p text:style-name="Preformatted_20_Text"><text:span text:style-name="Source_20_Text"><text:s text:c="4"/>// Stop and join</text:span></text:p>
      <text:p text:style-name="Preformatted_20_Text"><text:span text:style-name="Source_20_Text"><text:s text:c="4"/>void stop() {</text:span></text:p>
      <text:p text:style-name="Preformatted_20_Text"><text:span text:style-name="Source_20_Text"><text:s text:c="8"/>bool want = true;</text:span></text:p>
      <text:p text:style-name="Preformatted_20_Text"><text:span text:style-name="Source_20_Text"><text:s text:c="8"/>if (!running.compare_exchange_strong(want, false)) return;</text:span></text:p>
      <text:p text:style-name="Preformatted_20_Text"><text:span text:style-name="Source_20_Text"><text:s text:c="8"/>// notify worker CVs</text:span></text:p>
      <text:p text:style-name="Preformatted_20_Text"><text:span text:style-name="Source_20_Text"><text:s text:c="8"/>for (size_t i=0;i&lt;nworkers;++i) {</text:span></text:p>
      <text:p text:style-name="Preformatted_20_Text"><text:span text:style-name="Source_20_Text"><text:s text:c="12"/>std::unique_lock&lt;std::mutex&gt; lk(worker_mutex[i]);</text:span></text:p>
      <text:p text:style-name="Preformatted_20_Text"><text:span text:style-name="Source_20_Text"><text:s text:c="12"/>worker_cv[i].notify_one();</text:span></text:p>
      <text:p text:style-name="Preformatted_20_Text"><text:span text:style-name="Source_20_Text"><text:s text:c="8"/>}</text:span></text:p>
      <text:p text:style-name="Preformatted_20_Text"><text:span text:style-name="Source_20_Text"><text:s text:c="8"/>// notify ready queue</text:span></text:p>
      <text:p text:style-name="Preformatted_20_Text"><text:span text:style-name="Source_20_Text"><text:s text:c="8"/>{</text:span></text:p>
      <text:p text:style-name="Preformatted_20_Text"><text:span text:style-name="Source_20_Text"><text:s text:c="12"/>std::lock_guard&lt;std::mutex&gt; lg(ready_mutex);</text:span></text:p>
      <text:p text:style-name="Preformatted_20_Text"><text:span text:style-name="Source_20_Text"><text:s text:c="12"/>ready_cv.notify_all();</text:span></text:p>
      <text:p text:style-name="Preformatted_20_Text"><text:span text:style-name="Source_20_Text"><text:s text:c="8"/>}</text:span></text:p>
      <text:p text:style-name="Preformatted_20_Text"><text:span text:style-name="Source_20_Text"><text:s text:c="8"/>if (timer_thread.joinable()) timer_thread.join();</text:span></text:p>
      <text:p text:style-name="Preformatted_20_Text"><text:span text:style-name="Source_20_Text"><text:s text:c="8"/>for (auto &amp;t : workers) if (t.joinable()) t.join();</text:span></text:p>
      <text:p text:style-name="Preformatted_20_Text"><text:span text:style-name="Source_20_Text"><text:s text:c="8"/>// free resources</text:span></text:p>
      <text:p text:style-name="Preformatted_20_Text"><text:span text:style-name="Source_20_Text"><text:s text:c="8"/>for (auto &amp;b : buckets) b.free_all();</text:span></text:p>
      <text:p text:style-name="Preformatted_20_Text"><text:span text:style-name="Source_20_Text"><text:s text:c="8"/>free_workers.free_all();</text:span></text:p>
      <text:p text:style-name="Preformatted_20_Text"><text:span text:style-name="Source_20_Text"><text:s text:c="8"/>tasks_meta.free_all();</text:span></text:p>
      <text:p text:style-name="Preformatted_20_Text"><text:span text:style-name="Source_20_Text"><text:s text:c="4"/>}</text:span></text:p>
      <text:p text:style-name="Preformatted_20_Text"/>
      <text:p text:style-name="Preformatted_20_Text"><text:span text:style-name="Source_20_Text"><text:s text:c="4"/>// allocate a task slot and return idx; the slot will be in TS_FREE initially</text:span></text:p>
      <text:p text:style-name="Preformatted_20_Text"><text:span text:style-name="Source_20_Text"><text:s text:c="4"/>uint32_t alloc_slot(TaskFn fn) {</text:span></text:p>
      <text:p text:style-name="Preformatted_20_Text"><text:span text:style-name="Source_20_Text"><text:s text:c="8"/>// naive allocation: find first free by linear scan + CAS on meta</text:span></text:p>
      <text:p text:style-name="Preformatted_20_Text"><text:span text:style-name="Source_20_Text"><text:s text:c="8"/>// production: keep free list of slot indices</text:span></text:p>
      <text:p text:style-name="Preformatted_20_Text"><text:span text:style-name="Source_20_Text"><text:s text:c="8"/>for (uint32_t i = 0; i &lt; nslots; ++i) {</text:span></text:p>
      <text:p text:style-name="Preformatted_20_Text"><text:span text:style-name="Source_20_Text"><text:s text:c="12"/>auto v = tasks_meta.read_bits(i);</text:span></text:p>
      <text:p text:style-name="Preformatted_20_Text"><text:span text:style-name="Source_20_Text"><text:s text:c="12"/>if ( !v.has_value() ) continue; // integrity issue or not init</text:span></text:p>
      <text:p text:style-name="Preformatted_20_Text"><text:span text:style-name="Source_20_Text"><text:s text:c="12"/>uint16_t state = static_cast&lt;uint16_t&gt;(v.value());</text:span></text:p>
      <text:p text:style-name="Preformatted_20_Text"><text:span text:style-name="Source_20_Text"><text:s text:c="12"/>if (state == TS_FREE) {</text:span></text:p>
      <text:p text:style-name="Preformatted_20_Text"><text:span text:style-name="Source_20_Text"><text:s text:c="16"/>// try claim by writing RESERVED</text:span></text:p>
      <text:p text:style-name="Preformatted_20_Text"><text:span text:style-name="Source_20_Text"><text:s text:c="16"/>tasks_meta.write_cas(i, TS_RESERVED, 0, 0);</text:span></text:p>
      <text:p text:style-name="Preformatted_20_Text"><text:span text:style-name="Source_20_Text"><text:s text:c="16"/>// set payload</text:span></text:p>
      <text:p text:style-name="Preformatted_20_Text"><text:span text:style-name="Source_20_Text"><text:s text:c="16"/>task_fns[i] = std::move(fn);</text:span></text:p>
      <text:p text:style-name="Preformatted_20_Text"><text:span text:style-name="Source_20_Text"><text:s text:c="16"/>// mark FREE-&gt;READY or leave FREE and let caller schedule</text:span></text:p>
      <text:p text:style-name="Preformatted_20_Text"><text:span text:style-name="Source_20_Text"><text:s text:c="16"/>tasks_meta.write_cas(i, TS_FREE, 0, 0); // if we want to leave free</text:span></text:p>
      <text:p text:style-name="Preformatted_20_Text"><text:span text:style-name="Source_20_Text"><text:s text:c="16"/>return i;</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throw std::bad_alloc();</text:span></text:p>
      <text:p text:style-name="Preformatted_20_Text"><text:span text:style-name="Source_20_Text"><text:s text:c="4"/>}</text:span></text:p>
      <text:p text:style-name="Preformatted_20_Text"/>
      <text:p text:style-name="Preformatted_20_Text"><text:span text:style-name="Source_20_Text"><text:s text:c="4"/>// schedule immediate: try assign to free worker; if none, push to ready queue</text:span></text:p>
      <text:p text:style-name="Preformatted_20_Text"><text:span text:style-name="Source_20_Text"><text:s text:c="4"/>void schedule_immediate(uint32_t slot_id) {</text:span></text:p>
      <text:p text:style-name="Preformatted_20_Text"><text:span text:style-name="Source_20_Text"><text:s text:c="8"/>assert(slot_id &lt; nslots);</text:span></text:p>
      <text:p text:style-name="Preformatted_20_Text"><text:span text:style-name="Source_20_Text"><text:s text:c="8"/>// set slot meta to READY (CAS from whatever -&gt; READY)</text:span></text:p>
      <text:p text:style-name="Preformatted_20_Text"><text:span text:style-name="Source_20_Text"><text:s text:c="8"/>tasks_meta.write_cas(slot_id, TS_READY, 0, 0);</text:span></text:p>
      <text:p text:style-name="Preformatted_20_Text"/>
      <text:p text:style-name="Preformatted_20_Text"><text:span text:style-name="Source_20_Text"><text:s text:c="8"/>// try to pop a free worker</text:span></text:p>
      <text:p text:style-name="Preformatted_20_Text"><text:span text:style-name="Source_20_Text"><text:s text:c="8"/>uint32_t wid = free_workers.pop();</text:span></text:p>
      <text:p text:style-name="Preformatted_20_Text"><text:span text:style-name="Source_20_Text"><text:s text:c="8"/>if (wid != UINT32_MAX) {</text:span></text:p>
      <text:p text:style-name="Preformatted_20_Text"><text:span text:style-name="Source_20_Text"><text:s text:c="12"/>// assign directly into worker mailbox and notify</text:span></text:p>
      <text:p text:style-name="Preformatted_20_Text"><text:span text:style-name="Source_20_Text"><text:s text:c="12"/>worker_mail[wid].store(slot_id, std::memory_order_release);</text:span></text:p>
      <text:p text:style-name="Preformatted_20_Text"><text:span text:style-name="Source_20_Text"><text:s text:c="12"/>{</text:span></text:p>
      <text:p text:style-name="Preformatted_20_Text"><text:span text:style-name="Source_20_Text"><text:s text:c="16"/>std::unique_lock&lt;std::mutex&gt; lk(worker_mutex[wid]);</text:span></text:p>
      <text:p text:style-name="Preformatted_20_Text"><text:span text:style-name="Source_20_Text"><text:s text:c="16"/>worker_cv[wid].notify_one();</text:span></text:p>
      <text:p text:style-name="Preformatted_20_Text"><text:span text:style-name="Source_20_Text"><text:s text:c="12"/>}</text:span></text:p>
      <text:p text:style-name="Preformatted_20_Text"><text:span text:style-name="Source_20_Text"><text:s text:c="8"/>} else {</text:span></text:p>
      <text:p text:style-name="Preformatted_20_Text"><text:soft-page-break/><text:span text:style-name="Source_20_Text"><text:s text:c="12"/>// no free worker: put into ready queue</text:span></text:p>
      <text:p text:style-name="Preformatted_20_Text"><text:span text:style-name="Source_20_Text"><text:s text:c="12"/>std::lock_guard&lt;std::mutex&gt; lg(ready_mutex);</text:span></text:p>
      <text:p text:style-name="Preformatted_20_Text"><text:span text:style-name="Source_20_Text"><text:s text:c="12"/>ready_queue.push_back(slot_id);</text:span></text:p>
      <text:p text:style-name="Preformatted_20_Text"><text:span text:style-name="Source_20_Text"><text:s text:c="12"/>ready_cv.notify_on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schedule with delay milliseconds</text:span></text:p>
      <text:p text:style-name="Preformatted_20_Text"><text:span text:style-name="Source_20_Text"><text:s text:c="4"/>void schedule_delayed(uint32_t slot_id, std::chrono::milliseconds delay) {</text:span></text:p>
      <text:p text:style-name="Preformatted_20_Text"><text:span text:style-name="Source_20_Text"><text:s text:c="8"/>assert(slot_id &lt; nslots);</text:span></text:p>
      <text:p text:style-name="Preformatted_20_Text"><text:span text:style-name="Source_20_Text"><text:s text:c="8"/>// set meta to SLEEPING (so nobody claims it)</text:span></text:p>
      <text:p text:style-name="Preformatted_20_Text"><text:span text:style-name="Source_20_Text"><text:s text:c="8"/>tasks_meta.write_cas(slot_id, TS_SLEEPING, 0, 0);</text:span></text:p>
      <text:p text:style-name="Preformatted_20_Text"><text:span text:style-name="Source_20_Text"><text:s text:c="8"/>// compute bucket</text:span></text:p>
      <text:p text:style-name="Preformatted_20_Text"><text:span text:style-name="Source_20_Text"><text:s text:c="8"/>uint64_t ticks = static_cast&lt;uint64_t&gt;(delay.count() / tick_ms.count());</text:span></text:p>
      <text:p text:style-name="Preformatted_20_Text"><text:span text:style-name="Source_20_Text"><text:s text:c="8"/>uint64_t bucket = (cur_tick.load(std::memory_order_relaxed) + ticks) % wheel_size_;</text:span></text:p>
      <text:p text:style-name="Preformatted_20_Text"><text:span text:style-name="Source_20_Text"><text:s text:c="8"/>// push into bucket list</text:span></text:p>
      <text:p text:style-name="Preformatted_20_Text"><text:span text:style-name="Source_20_Text"><text:s text:c="8"/>buckets[bucket].push(slot_id);</text:span></text:p>
      <text:p text:style-name="Preformatted_20_Text"><text:span text:style-name="Source_20_Text"><text:s text:c="4"/>}</text:span></text:p>
      <text:p text:style-name="Preformatted_20_Text"/>
      <text:p text:style-name="Preformatted_20_Text"><text:span text:style-name="Source_20_Text">private:</text:span></text:p>
      <text:p text:style-name="Preformatted_20_Text"><text:span text:style-name="Source_20_Text"><text:s text:c="4"/>// worker loop: when idle, register into free_workers and wait for mailbox</text:span></text:p>
      <text:p text:style-name="Preformatted_20_Text"><text:span text:style-name="Source_20_Text"><text:s text:c="4"/>void worker_loop(size_t wid) {</text:span></text:p>
      <text:p text:style-name="Preformatted_20_Text"><text:span text:style-name="Source_20_Text"><text:s text:c="8"/>while (running.load()) {</text:span></text:p>
      <text:p text:style-name="Preformatted_20_Text"><text:span text:style-name="Source_20_Text"><text:s text:c="12"/>// register as free</text:span></text:p>
      <text:p text:style-name="Preformatted_20_Text"><text:span text:style-name="Source_20_Text"><text:s text:c="12"/>free_workers.push(static_cast&lt;uint32_t&gt;(wid));</text:span></text:p>
      <text:p text:style-name="Preformatted_20_Text"/>
      <text:p text:style-name="Preformatted_20_Text"><text:span text:style-name="Source_20_Text"><text:s text:c="12"/>// wait for assignment or global ready queue notice</text:span></text:p>
      <text:p text:style-name="Preformatted_20_Text"><text:span text:style-name="Source_20_Text"><text:s text:c="12"/>uint32_t assigned = worker_mail[wid].load(std::memory_order_acquire);</text:span></text:p>
      <text:p text:style-name="Preformatted_20_Text"><text:span text:style-name="Source_20_Text"><text:s text:c="12"/>if (assigned == UINT32_MAX) {</text:span></text:p>
      <text:p text:style-name="Preformatted_20_Text"><text:span text:style-name="Source_20_Text"><text:s text:c="16"/>// no direct assignment — check global ready queue quickly</text:span></text:p>
      <text:p text:style-name="Preformatted_20_Text"><text:span text:style-name="Source_20_Text"><text:s text:c="16"/>uint32_t slot = UINT32_MAX;</text:span></text:p>
      <text:p text:style-name="Preformatted_20_Text"><text:span text:style-name="Source_20_Text"><text:s text:c="16"/>{</text:span></text:p>
      <text:p text:style-name="Preformatted_20_Text"><text:span text:style-name="Source_20_Text"><text:s text:c="20"/>std::unique_lock&lt;std::mutex&gt; lk(ready_mutex);</text:span></text:p>
      <text:p text:style-name="Preformatted_20_Text"><text:span text:style-name="Source_20_Text"><text:s text:c="20"/>ready_cv.wait_for(lk, 50ms, [this]{ return !ready_queue.empty() || !running.load();});</text:span></text:p>
      <text:p text:style-name="Preformatted_20_Text"><text:span text:style-name="Source_20_Text"><text:s text:c="20"/>if (!ready_queue.empty()) {</text:span></text:p>
      <text:p text:style-name="Preformatted_20_Text"><text:span text:style-name="Source_20_Text"><text:s text:c="24"/>slot = ready_queue.front();</text:span></text:p>
      <text:p text:style-name="Preformatted_20_Text"><text:span text:style-name="Source_20_Text"><text:s text:c="24"/>ready_queue.pop_front();</text:span></text:p>
      <text:p text:style-name="Preformatted_20_Text"><text:span text:style-name="Source_20_Text"><text:s text:c="20"/>}</text:span></text:p>
      <text:p text:style-name="Preformatted_20_Text"><text:span text:style-name="Source_20_Text"><text:s text:c="16"/>}</text:span></text:p>
      <text:p text:style-name="Preformatted_20_Text"><text:span text:style-name="Source_20_Text"><text:s text:c="16"/>if (slot != UINT32_MAX) {</text:span></text:p>
      <text:p text:style-name="Preformatted_20_Text"><text:span text:style-name="Source_20_Text"><text:s text:c="20"/>// consume slot</text:span></text:p>
      <text:p text:style-name="Preformatted_20_Text"><text:span text:style-name="Source_20_Text"><text:s text:c="20"/>// attempt to claim: CAS READY -&gt; RUNNING</text:span></text:p>
      <text:p text:style-name="Preformatted_20_Text"><text:span text:style-name="Source_20_Text"><text:s text:c="20"/>tasks_meta.write_cas(slot, TS_RUNNING, 0, 0);</text:span></text:p>
      <text:p text:style-name="Preformatted_20_Text"><text:span text:style-name="Source_20_Text"><text:s text:c="20"/>execute_slot(slot);</text:span></text:p>
      <text:p text:style-name="Preformatted_20_Text"><text:span text:style-name="Source_20_Text"><text:s text:c="20"/>// mark slot FREE after done</text:span></text:p>
      <text:p text:style-name="Preformatted_20_Text"><text:span text:style-name="Source_20_Text"><text:s text:c="20"/>tasks_meta.write_cas(slot, TS_FREE, 0, 0);</text:span></text:p>
      <text:p text:style-name="Preformatted_20_Text"><text:span text:style-name="Source_20_Text"><text:s text:c="20"/>continue;</text:span></text:p>
      <text:p text:style-name="Preformatted_20_Text"><text:span text:style-name="Source_20_Text"><text:s text:c="16"/>}</text:span></text:p>
      <text:p text:style-name="Preformatted_20_Text"><text:span text:style-name="Source_20_Text"><text:s text:c="16"/>// else block on mailbox CV</text:span></text:p>
      <text:p text:style-name="Preformatted_20_Text"><text:span text:style-name="Source_20_Text"><text:s text:c="16"/>std::unique_lock&lt;std::mutex&gt; lk(worker_mutex[wid]);</text:span></text:p>
      <text:p text:style-name="Preformatted_20_Text"><text:span text:style-name="Source_20_Text"><text:s text:c="16"/>worker_cv[wid].wait_for(lk, 200ms, [this, wid]{ return !running.load() || worker_mail[wid].load(std::memory_order_acquire) != UINT32_MAX; });</text:span></text:p>
      <text:p text:style-name="Preformatted_20_Text"><text:span text:style-name="Source_20_Text"><text:s text:c="16"/>if (!running.load()) break;</text:span></text:p>
      <text:p text:style-name="Preformatted_20_Text"><text:span text:style-name="Source_20_Text"><text:s text:c="12"/>}</text:span></text:p>
      <text:p text:style-name="Preformatted_20_Text"/>
      <text:p text:style-name="Preformatted_20_Text"><text:span text:style-name="Source_20_Text"><text:s text:c="12"/>// check mailbox</text:span></text:p>
      <text:p text:style-name="Preformatted_20_Text"><text:span text:style-name="Source_20_Text"><text:s text:c="12"/>uint32_t slot = worker_mail[wid].exchange(UINT32_MAX, std::memory_order_acq_rel);</text:span></text:p>
      <text:p text:style-name="Preformatted_20_Text"><text:span text:style-name="Source_20_Text"><text:s text:c="12"/>if (slot != UINT32_MAX) {</text:span></text:p>
      <text:p text:style-name="Preformatted_20_Text"><text:span text:style-name="Source_20_Text"><text:s text:c="16"/>// claim slot meta</text:span></text:p>
      <text:p text:style-name="Preformatted_20_Text"><text:soft-page-break/><text:span text:style-name="Source_20_Text"><text:s text:c="16"/>tasks_meta.write_cas(slot, TS_RUNNING, 0, 0);</text:span></text:p>
      <text:p text:style-name="Preformatted_20_Text"><text:span text:style-name="Source_20_Text"><text:s text:c="16"/>execute_slot(slot);</text:span></text:p>
      <text:p text:style-name="Preformatted_20_Text"><text:span text:style-name="Source_20_Text"><text:s text:c="16"/>// mark slot free</text:span></text:p>
      <text:p text:style-name="Preformatted_20_Text"><text:span text:style-name="Source_20_Text"><text:s text:c="16"/>tasks_meta.write_cas(slot, TS_FREE, 0, 0);</text:span></text:p>
      <text:p text:style-name="Preformatted_20_Text"><text:span text:style-name="Source_20_Text"><text:s text:c="12"/>}</text:span></text:p>
      <text:p text:style-name="Preformatted_20_Text"><text:span text:style-name="Source_20_Text"><text:s text:c="8"/>} // while</text:span></text:p>
      <text:p text:style-name="Preformatted_20_Text"><text:span text:style-name="Source_20_Text"><text:s text:c="4"/>}</text:span></text:p>
      <text:p text:style-name="Preformatted_20_Text"/>
      <text:p text:style-name="Preformatted_20_Text"><text:span text:style-name="Source_20_Text"><text:s text:c="4"/>// actual execution of slot's task function</text:span></text:p>
      <text:p text:style-name="Preformatted_20_Text"><text:span text:style-name="Source_20_Text"><text:s text:c="4"/>void execute_slot(uint32_t slot) {</text:span></text:p>
      <text:p text:style-name="Preformatted_20_Text"><text:span text:style-name="Source_20_Text"><text:s text:c="8"/>assert(slot &lt; nslots);</text:span></text:p>
      <text:p text:style-name="Preformatted_20_Text"><text:span text:style-name="Source_20_Text"><text:s text:c="8"/>if (task_fns[slot]) {</text:span></text:p>
      <text:p text:style-name="Preformatted_20_Text"><text:span text:style-name="Source_20_Text"><text:s text:c="12"/>try {</text:span></text:p>
      <text:p text:style-name="Preformatted_20_Text"><text:span text:style-name="Source_20_Text"><text:s text:c="16"/>task_fns[slot](slot);</text:span></text:p>
      <text:p text:style-name="Preformatted_20_Text"><text:span text:style-name="Source_20_Text"><text:s text:c="12"/>} catch (std::exception &amp;e) {</text:span></text:p>
      <text:p text:style-name="Preformatted_20_Text"><text:span text:style-name="Source_20_Text"><text:s text:c="16"/>std::cerr &lt;&lt; "task exception: " &lt;&lt; e.what() &lt;&lt; "\n";</text:span></text:p>
      <text:p text:style-name="Preformatted_20_Text"><text:span text:style-name="Source_20_Text"><text:s text:c="12"/>} catch (...) {</text:span></text:p>
      <text:p text:style-name="Preformatted_20_Text"><text:span text:style-name="Source_20_Text"><text:s text:c="16"/>std::cerr &lt;&lt; "task unknown exception\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timer thread: advance wheel periodically and move tasks from bucket to ready/assign them</text:span></text:p>
      <text:p text:style-name="Preformatted_20_Text"><text:span text:style-name="Source_20_Text"><text:s text:c="4"/>void timer_loop() {</text:span></text:p>
      <text:p text:style-name="Preformatted_20_Text"><text:span text:style-name="Source_20_Text"><text:s text:c="8"/>while (running.load()) {</text:span></text:p>
      <text:p text:style-name="Preformatted_20_Text"><text:span text:style-name="Source_20_Text"><text:s text:c="12"/>std::this_thread::sleep_for(tick_ms);</text:span></text:p>
      <text:p text:style-name="Preformatted_20_Text"><text:span text:style-name="Source_20_Text"><text:s text:c="12"/>uint64_t tick = cur_tick.fetch_add(1, std::memory_order_relaxed) + 1;</text:span></text:p>
      <text:p text:style-name="Preformatted_20_Text"><text:span text:style-name="Source_20_Text"><text:s text:c="12"/>uint64_t bucket = (tick) % wheel_size_;</text:span></text:p>
      <text:p text:style-name="Preformatted_20_Text"><text:span text:style-name="Source_20_Text"><text:s text:c="12"/>// pop tasks from bucket</text:span></text:p>
      <text:p text:style-name="Preformatted_20_Text"><text:span text:style-name="Source_20_Text"><text:s text:c="12"/>uint32_t slot;</text:span></text:p>
      <text:p text:style-name="Preformatted_20_Text"><text:span text:style-name="Source_20_Text"><text:s text:c="12"/>while ((slot = buckets[bucket].pop()) != UINT32_MAX) {</text:span></text:p>
      <text:p text:style-name="Preformatted_20_Text"><text:span text:style-name="Source_20_Text"><text:s text:c="16"/>// attempt to wake: try to find free worker</text:span></text:p>
      <text:p text:style-name="Preformatted_20_Text"><text:span text:style-name="Source_20_Text"><text:s text:c="16"/>uint32_t wid = free_workers.pop();</text:span></text:p>
      <text:p text:style-name="Preformatted_20_Text"><text:span text:style-name="Source_20_Text"><text:s text:c="16"/>if (wid != UINT32_MAX) {</text:span></text:p>
      <text:p text:style-name="Preformatted_20_Text"><text:span text:style-name="Source_20_Text"><text:s text:c="20"/>// assign directly</text:span></text:p>
      <text:p text:style-name="Preformatted_20_Text"><text:span text:style-name="Source_20_Text"><text:s text:c="20"/>worker_mail[wid].store(slot, std::memory_order_release);</text:span></text:p>
      <text:p text:style-name="Preformatted_20_Text"><text:span text:style-name="Source_20_Text"><text:s text:c="20"/>{</text:span></text:p>
      <text:p text:style-name="Preformatted_20_Text"><text:span text:style-name="Source_20_Text"><text:s text:c="24"/>std::unique_lock&lt;std::mutex&gt; lk(worker_mutex[wid]);</text:span></text:p>
      <text:p text:style-name="Preformatted_20_Text"><text:span text:style-name="Source_20_Text"><text:s text:c="24"/>worker_cv[wid].notify_one();</text:span></text:p>
      <text:p text:style-name="Preformatted_20_Text"><text:span text:style-name="Source_20_Text"><text:s text:c="20"/>}</text:span></text:p>
      <text:p text:style-name="Preformatted_20_Text"><text:span text:style-name="Source_20_Text"><text:s text:c="20"/>// set meta to RUNNING will be done by worker</text:span></text:p>
      <text:p text:style-name="Preformatted_20_Text"><text:span text:style-name="Source_20_Text"><text:s text:c="16"/>} else {</text:span></text:p>
      <text:p text:style-name="Preformatted_20_Text"><text:span text:style-name="Source_20_Text"><text:s text:c="20"/>// no free worker: push to ready queue</text:span></text:p>
      <text:p text:style-name="Preformatted_20_Text"><text:span text:style-name="Source_20_Text"><text:s text:c="20"/>std::lock_guard&lt;std::mutex&gt; lg(ready_mutex);</text:span></text:p>
      <text:p text:style-name="Preformatted_20_Text"><text:span text:style-name="Source_20_Text"><text:s text:c="20"/>ready_queue.push_back(slot);</text:span></text:p>
      <text:p text:style-name="Preformatted_20_Text"><text:span text:style-name="Source_20_Text"><text:s text:c="20"/>ready_cv.notify_one();</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members</text:span></text:p>
      <text:p text:style-name="Preformatted_20_Text"><text:span text:style-name="Source_20_Text"><text:s text:c="4"/>size_t nslots;</text:span></text:p>
      <text:p text:style-name="Preformatted_20_Text"><text:span text:style-name="Source_20_Text"><text:s text:c="4"/>size_t nworkers;</text:span></text:p>
      <text:p text:style-name="Preformatted_20_Text"/>
      <text:p text:style-name="Preformatted_20_Text"><text:span text:style-name="Source_20_Text"><text:s text:c="4"/>relcim::RelBit_16t tasks_meta; <text:s text:c="6"/>// per-slot meta (dual-rail 16-bit value per slot)</text:span></text:p>
      <text:p text:style-name="Preformatted_20_Text"><text:span text:style-name="Source_20_Text"><text:s text:c="4"/>std::vector&lt;TaskFn&gt; task_fns; <text:s text:c="7"/>// full payloads per slot (not stored in RelPackedArray)</text:span></text:p>
      <text:p text:style-name="Preformatted_20_Text"><text:span text:style-name="Source_20_Text"><text:s text:c="4"/>// timer wheel</text:span></text:p>
      <text:p text:style-name="Preformatted_20_Text"><text:span text:style-name="Source_20_Text"><text:s text:c="4"/>std::vector&lt;sched::LFStack&gt; buckets;</text:span></text:p>
      <text:p text:style-name="Preformatted_20_Text"><text:span text:style-name="Source_20_Text"><text:s text:c="4"/>size_t wheel_size_;</text:span></text:p>
      <text:p text:style-name="Preformatted_20_Text"><text:soft-page-break/><text:span text:style-name="Source_20_Text"><text:s text:c="4"/>std::chrono::milliseconds tick_ms;</text:span></text:p>
      <text:p text:style-name="Preformatted_20_Text"><text:span text:style-name="Source_20_Text"><text:s text:c="4"/>std::atomic&lt;uint64_t&gt; cur_tick{0};</text:span></text:p>
      <text:p text:style-name="Preformatted_20_Text"/>
      <text:p text:style-name="Preformatted_20_Text"><text:span text:style-name="Source_20_Text"><text:s text:c="4"/>// lock-free worker list</text:span></text:p>
      <text:p text:style-name="Preformatted_20_Text"><text:span text:style-name="Source_20_Text"><text:s text:c="4"/>sched::LFStack free_workers;</text:span></text:p>
      <text:p text:style-name="Preformatted_20_Text"/>
      <text:p text:style-name="Preformatted_20_Text"><text:span text:style-name="Source_20_Text"><text:s text:c="4"/>// per-worker mailbox and notification</text:span></text:p>
      <text:p text:style-name="Preformatted_20_Text"><text:span text:style-name="Source_20_Text"><text:s text:c="4"/>std::vector&lt;std::atomic&lt;uint32_t&gt;&gt; worker_mail;</text:span></text:p>
      <text:p text:style-name="Preformatted_20_Text"><text:span text:style-name="Source_20_Text"><text:s text:c="4"/>std::vector&lt;std::mutex&gt; worker_mutex;</text:span></text:p>
      <text:p text:style-name="Preformatted_20_Text"><text:span text:style-name="Source_20_Text"><text:s text:c="4"/>std::vector&lt;std::condition_variable&gt; worker_cv;</text:span></text:p>
      <text:p text:style-name="Preformatted_20_Text"><text:span text:style-name="Source_20_Text"><text:s text:c="4"/>std::vector&lt;std::atomic&lt;uint8_t&gt;&gt; worker_state;</text:span></text:p>
      <text:p text:style-name="Preformatted_20_Text"><text:span text:style-name="Source_20_Text"><text:s text:c="4"/>std::vector&lt;std::thread&gt; workers;</text:span></text:p>
      <text:p text:style-name="Preformatted_20_Text"/>
      <text:p text:style-name="Preformatted_20_Text"><text:span text:style-name="Source_20_Text"><text:s text:c="4"/>// ready queue fallback</text:span></text:p>
      <text:p text:style-name="Preformatted_20_Text"><text:span text:style-name="Source_20_Text"><text:s text:c="4"/>std::deque&lt;uint32_t&gt; ready_queue;</text:span></text:p>
      <text:p text:style-name="Preformatted_20_Text"><text:span text:style-name="Source_20_Text"><text:s text:c="4"/>std::mutex ready_mutex;</text:span></text:p>
      <text:p text:style-name="Preformatted_20_Text"><text:span text:style-name="Source_20_Text"><text:s text:c="4"/>std::condition_variable ready_cv;</text:span></text:p>
      <text:p text:style-name="Preformatted_20_Text"/>
      <text:p text:style-name="Preformatted_20_Text"><text:span text:style-name="Source_20_Text"><text:s text:c="4"/>std::thread timer_thread;</text:span></text:p>
      <text:p text:style-name="Preformatted_20_Text"><text:span text:style-name="Source_20_Text"><text:s text:c="4"/>std::atomic&lt;bool&gt; running{false};</text:span></text:p>
      <text:p text:style-name="Preformatted_20_Text"><text:span text:style-name="Source_20_Text">};</text:span></text:p>
      <text:p text:style-name="Preformatted_20_Text"/>
      <text:p text:style-name="Preformatted_20_Text"><text:span text:style-name="Source_20_Text">// helper to create scheduler</text:span></text:p>
      <text:p text:style-name="Preformatted_20_Text"><text:span text:style-name="Source_20_Text">inline std::unique_ptr&lt;TimerScheduler&gt; make_scheduler(size_t slots, size_t workers) {</text:span></text:p>
      <text:p text:style-name="Preformatted_20_Text"><text:span text:style-name="Source_20_Text"><text:s text:c="4"/>return std::make_unique&lt;TimerScheduler&gt;(slots, workers);</text:span></text:p>
      <text:p text:style-name="Preformatted_20_Text"><text:span text:style-name="Source_20_Text">}</text:span></text:p>
      <text:p text:style-name="Preformatted_20_Text"/>
      <text:p text:style-name="P1"><text:span text:style-name="Source_20_Text">} // namespace sched</text:span></text:p>
      <text:p text:style-name="Text_20_body"><text:span text:style-name="Strong_20_Emphasis">Notes about the above code</text:span></text:p>
      <text:list text:style-name="L3">
        <text:list-item>
          <text:p text:style-name="P4"><text:span text:style-name="Source_20_Text">tasks_meta</text:span> is <text:span text:style-name="Source_20_Text">relcim::RelBit_16t</text:span> (RelPackedArray&lt;16&gt;) and stores a 16-bit <text:span text:style-name="Source_20_Text">value</text:span> per slot. We use the 16-bit value to encode slot state codes (TS_FREE, TS_READY, etc.). The dual-rail inv bits are also stored next to it inside each lane; the code uses <text:span text:style-name="Source_20_Text">read_bits</text:span> / <text:span text:style-name="Source_20_Text">write_cas</text:span> to perform safe atomic state reads and CAS transitions.</text:p>
        </text:list-item>
        <text:list-item>
          <text:p text:style-name="P4"><text:span text:style-name="Source_20_Text">LFStack</text:span> is a simple lock-free stack tailored to store indices (worker ids or slot ids). <text:span text:style-name="Source_20_Text">head</text:span> uses <text:span text:style-name="Source_20_Text">UINT32_MAX</text:span> as empty marker. <text:span text:style-name="Source_20_Text">next</text:span> stores next pointers per element. This pattern uses arrays — perfect to integrate with <text:span text:style-name="Source_20_Text">RelPackedArray</text:span> or to avoid dynamic allocation.</text:p>
        </text:list-item>
        <text:list-item>
          <text:p text:style-name="P4"><text:span text:style-name="Source_20_Text">buckets</text:span> is a timer wheel of <text:span text:style-name="Source_20_Text">wheel_size_</text:span> buckets, each a lock-free stack of slot indices. When you schedule with delay, we compute the bucket index and push the slot id into that bucket.</text:p>
        </text:list-item>
        <text:list-item>
          <text:p text:style-name="P4"><text:span text:style-name="Source_20_Text">free_workers</text:span> is an LFStack of idle worker ids. Idle workers push themselves into that stack. The scheduler pops one to assign tasks directly (fast-path: no global wake).</text:p>
        </text:list-item>
        <text:list-item>
          <text:p text:style-name="P4">Worker mailbox: <text:span text:style-name="Source_20_Text">worker_mail[wid]</text:span> is atomic holding a slot id or <text:span text:style-name="Source_20_Text">UINT32_MAX</text:span>. Scheduler stores the slot id into mailbox and notifies the worker via <text:span text:style-name="Source_20_Text">worker_cv[wid]</text:span>.</text:p>
        </text:list-item>
        <text:list-item>
          <text:p text:style-name="P4"><text:span text:style-name="Source_20_Text">task_fns</text:span> stores the heavier payload (function object) outside of RelPackedArray; RelPackedArray16 is used for small state only (16 bits). This is typical: metadata in packed array, payload externally.</text:p>
        </text:list-item>
      </text:list>
      <text:p text:style-name="Horizontal_20_Line"/>
      <text:h text:style-name="Heading_20_2" text:outline-level="2"><text:soft-page-break/>How this uses RelPackedArray16 for read and multiwrite</text:h>
      <text:h text:style-name="Heading_20_3" text:outline-level="3">Read (triple-check)</text:h>
      <text:list text:style-name="L4">
        <text:list-item>
          <text:p text:style-name="P5">When a thread needs to read the current state of a slot atomically (for example to check if the slot is <text:span text:style-name="Source_20_Text">TS_FREE</text:span>), call <text:span text:style-name="Source_20_Text">tasks_meta.read_bits(idx)</text:span> which runs the triple-check: <text:span text:style-name="Source_20_Text">meta -&gt; lane -&gt; meta</text:span>. This guarantees you either read a consistent 16-bit value or you get <text:span text:style-name="Source_20_Text">std::nullopt</text:span> if an integrity error occurred. Always treat <text:span text:style-name="Source_20_Text">std::nullopt</text:span> as transient (retry) or permanent (error) depending on your system’s fault policy.</text:p>
        </text:list-item>
      </text:list>
      <text:p text:style-name="Text_20_body">Example:</text:p>
      <text:p text:style-name="Preformatted_20_Text"><text:span text:style-name="Source_20_Text">auto s = tasks_meta.read_bits(slot_id);</text:span></text:p>
      <text:p text:style-name="Preformatted_20_Text"><text:span text:style-name="Source_20_Text">if (!s.has_value()) { /* retry or handle fault */ }</text:span></text:p>
      <text:p text:style-name="P1"><text:span text:style-name="Source_20_Text">uint16_t state = static_cast&lt;uint16_t&gt;(s.value());</text:span></text:p>
      <text:h text:style-name="Heading_20_3" text:outline-level="3">Single-slot claim / write (per-element CAS)</text:h>
      <text:list text:style-name="L5">
        <text:list-item>
          <text:p text:style-name="P6">When a thread wants to <text:span text:style-name="Emphasis">claim</text:span> a slot (transition it from <text:span text:style-name="Source_20_Text">TS_FREE</text:span> to <text:span text:style-name="Source_20_Text">TS_RESERVED</text:span> or <text:span text:style-name="Source_20_Text">TS_READY</text:span> to <text:span text:style-name="Source_20_Text">TS_RUNNING</text:span>), use the <text:span text:style-name="Source_20_Text">write_cas</text:span> provided by <text:span text:style-name="Source_20_Text">RelPackedArray&lt;16&gt;</text:span> for that slot. This code does exactly that in <text:span text:style-name="Source_20_Text">schedule_immediate</text:span> (calls <text:span text:style-name="Source_20_Text">write_cas(slot_id, TS_READY)</text:span>), and in the worker code we call <text:span text:style-name="Source_20_Text">write_cas(slot, TS_RUNNING)</text:span> before executing the slot. The <text:span text:style-name="Source_20_Text">write_cas</text:span> performs:</text:p>
        </text:list-item>
      </text:list>
      <text:list text:style-name="L6">
        <text:list-item>
          <text:p text:style-name="P7">Claim meta: CAS meta to pending (odd clock),</text:p>
        </text:list-item>
        <text:list-item>
          <text:p text:style-name="P7">Update 64-bit lane sub-slot via lane CAS (because small packed fields share lanes),</text:p>
        </text:list-item>
        <text:list-item>
          <text:p text:style-name="P7">Commit meta (increment clock, even) — ensuring readers see consistent transitions.</text:p>
        </text:list-item>
      </text:list>
      <text:p text:style-name="Text_20_body">Because the writer uses lane CAS for the 64-bit lane, updates are atomic with respect to other per-slot updates, even if multiple subelements live in the same lane.</text:p>
      <text:h text:style-name="Heading_20_3" text:outline-level="3">Multi-write / bulk publish (committer)</text:h>
      <text:list text:style-name="L7">
        <text:list-item>
          <text:p text:style-name="P8">If you want to wake a whole group of tasks as a batch (for example a bucket of tasks becomes due now), use <text:span text:style-name="Source_20_Text">commit_block</text:span> on <text:span text:style-name="Source_20_Text">RelPackedArray16</text:span>. In the code above, the <text:span text:style-name="Source_20_Text">timer_thread</text:span> pops each slot from the bucket and assigns them individually. But you could instead pop many indices from a bucket into a vector and call <text:span text:style-name="Source_20_Text">commit_block(base, vals, count, st, rel)</text:span> to set all slots' value fields and then publish all metas in a tight release loop. That makes large wake-ups more efficient because you:</text:p>
          <text:list>
            <text:list-item>
              <text:p text:style-name="P8">compute new lane words per affected lane (because multiple adjacent slots share the same lane),</text:p>
            </text:list-item>
            <text:list-item>
              <text:p text:style-name="P8">store entire lanes (no CAS loops), then</text:p>
            </text:list-item>
            <text:list-item>
              <text:p text:style-name="P8">publish metas in a second pass.</text:p>
            </text:list-item>
          </text:list>
        </text:list-item>
      </text:list>
      <text:p text:style-name="Text_20_body"><text:span text:style-name="Strong_20_Emphasis">When to use commit_block vs write_cas</text:span></text:p>
      <text:list text:style-name="L8">
        <text:list-item>
          <text:p text:style-name="P9"><text:soft-page-break/><text:span text:style-name="Source_20_Text">write_cas(slot, ...)</text:span> is great for ad-hoc, low-frequency updates and when there may be concurrent writers to the same lane (it uses CAS to coordinate).</text:p>
        </text:list-item>
        <text:list-item>
          <text:p text:style-name="P9"><text:span text:style-name="Source_20_Text">commit_block(base, ...)</text:span> is best if a single committer/thread has exclusive access to a contiguous set of slots (e.g., when draining a single timer bucket that you own). It’s faster because it eliminates per-slot lane CAS.</text:p>
        </text:list-item>
      </text:list>
      <text:p text:style-name="Horizontal_20_Line"/>
      <text:h text:style-name="Heading_20_2" text:outline-level="2">Correctness reasoning (brief but essential)</text:h>
      <text:list text:style-name="L9">
        <text:list-item>
          <text:p text:style-name="P10"><text:span text:style-name="Strong_20_Emphasis">Readers</text:span> use triple-check <text:span text:style-name="Source_20_Text">(meta -&gt; lane -&gt; meta)</text:span>. Because writers either (a) do lane CAS + commit meta or (b) do a committer block (lane stores -&gt; meta stores), a reader that sees the same meta before and after lane read sees a stable, committed value. The inv bits in each subslot act as integrity sentinel: if inv != ~value (masked), the reader treats it as a failure and retries.</text:p>
        </text:list-item>
        <text:list-item>
          <text:p text:style-name="P10"><text:span text:style-name="Strong_20_Emphasis">Writers (single-slot)</text:span> claim using a meta CAS into a pending timestamp, then do lane CAS (for packed arrays) to update the slot, then commit meta with new clock. This prevents concurrent writer races on the same slot and ensures per-slot atomicity on subslot updates.</text:p>
        </text:list-item>
        <text:list-item>
          <text:p text:style-name="P10"><text:span text:style-name="Strong_20_Emphasis">Timer wheel push/pop</text:span> uses LFStack push/pop which are lock-free and linearizable. <text:span text:style-name="Source_20_Text">buckets[b]</text:span> stores indices only; the actual meta state was pre-set to <text:span text:style-name="Source_20_Text">TS_SLEEPING</text:span> by the scheduler before pushing—this ensures no other thread can pick the slot during sleeping period.</text:p>
        </text:list-item>
        <text:list-item>
          <text:p text:style-name="P10"><text:span text:style-name="Strong_20_Emphasis">Idle worker assignment</text:span>: scheduler pops worker id from <text:span text:style-name="Source_20_Text">free_workers</text:span> and writes task id into its per-thread mailbox. Worker pops mailbox and claims slot (write_cas to <text:span text:style-name="Source_20_Text">TS_RUNNING</text:span>) before executing. There’s small window between mailbox delivery and slot claim, but worker claim CAS will ensure slot was not double-assigned (always test meta or use CAS to set RUNNING). The same slot should not be in both bucket and ready queue; scheduling operations must coordinate by setting meta appropriately before pushing to bucket/ready queue.</text:p>
        </text:list-item>
      </text:list>
      <text:p text:style-name="Horizontal_20_Line"/>
      <text:h text:style-name="Heading_20_2" text:outline-level="2">Optimizations &amp; practical tips</text:h>
      <text:list text:style-name="L10">
        <text:list-item>
          <text:p text:style-name="P11"><text:span text:style-name="Strong_20_Emphasis">Pre-allocate free slot list</text:span>: the simple <text:span text:style-name="Source_20_Text">alloc_slot</text:span> above scans linearly. For production, maintain a lock-free free-slot stack (like <text:span text:style-name="Source_20_Text">free_workers</text:span>) so you can allocate slots cheaply.</text:p>
        </text:list-item>
        <text:list-item>
          <text:p text:style-name="P11"><text:span text:style-name="Strong_20_Emphasis">Bucket granularity</text:span>: choose tick_ms so that <text:span text:style-name="Source_20_Text">sleep</text:span> resolution is coarse enough to keep bucket counts small (e.g., 10ms or 50ms). Use multiple wheels (hierarchical) to support long delays with coarse/fine buckets.</text:p>
        </text:list-item>
        <text:list-item>
          <text:p text:style-name="P11"><text:span text:style-name="Strong_20_Emphasis">Batching from buckets</text:span>: when draining a bucket, coalesce contiguous task ids by lane and use <text:span text:style-name="Source_20_Text">commit_block</text:span> for high throughput rather than N individual <text:span text:style-name="Source_20_Text">write_cas</text:span>.</text:p>
        </text:list-item>
        <text:list-item>
          <text:p text:style-name="P11"><text:span text:style-name="Strong_20_Emphasis">Avoid storing big payloads inside RelPackedArray</text:span>: use the packed array for tiny state only; keep actual <text:span text:style-name="Source_20_Text">std::function</text:span> payloads in a parallel vector, indexed by slot id.</text:p>
        </text:list-item>
        <text:list-item>
          <text:p text:style-name="P11"><text:soft-page-break/><text:span text:style-name="Strong_20_Emphasis">Backpressure</text:span>: if buckets overflow or the ready queue grows too big, you can reject scheduling or increase workers.</text:p>
        </text:list-item>
        <text:list-item>
          <text:p text:style-name="P11"><text:span text:style-name="Strong_20_Emphasis">Worker mailbox design</text:span>: per-thread condition variables are easy to implement and efficient in many cases; for massive scale use futexes or eventfd on Linux for lower overhead.</text:p>
        </text:list-item>
        <text:list-item>
          <text:p text:style-name="P11"><text:span text:style-name="Strong_20_Emphasis">Pin workers</text:span>: pin workers to CPU cores for deterministic latency, especially for RTOS-like behavior.</text:p>
        </text:list-item>
        <text:list-item>
          <text:p text:style-name="P11"><text:span text:style-name="Strong_20_Emphasis">Use commit_block for maintenance</text:span>: for operations that update many slots at once (e.g., cancel a set of tasks), use the committer path.</text:p>
        </text:list-item>
      </text:list>
      <text:p text:style-name="Horizontal_20_Line"/>
      <text:h text:style-name="Heading_20_2" text:outline-level="2">Example flows (step-by-step)</text:h>
      <text:h text:style-name="Heading_20_3" text:outline-level="3">A) schedule_delayed(slot, delay)</text:h>
      <text:list text:style-name="L11">
        <text:list-item>
          <text:p text:style-name="P12">Caller ensures the slot is prepared and its payload in <text:span text:style-name="Source_20_Text">task_fns[slot]</text:span>.</text:p>
        </text:list-item>
        <text:list-item>
          <text:p text:style-name="P12"><text:span text:style-name="Source_20_Text">tasks_meta.write_cas(slot, TS_SLEEPING)</text:span> — atomically set slot state to sleeping so other actors know it is scheduled.</text:p>
        </text:list-item>
        <text:list-item>
          <text:p text:style-name="P12">Compute bucket = (now_tick + ticks) % wheel_size.</text:p>
        </text:list-item>
        <text:list-item>
          <text:p text:style-name="P12"><text:span text:style-name="Source_20_Text">buckets[bucket].push(slot)</text:span> — lock-free push.</text:p>
        </text:list-item>
        <text:list-item>
          <text:p text:style-name="P12">Return.</text:p>
        </text:list-item>
      </text:list>
      <text:h text:style-name="Heading_20_3" text:outline-level="3">B) Timer tick -&gt; wake bucket</text:h>
      <text:list text:style-name="L12">
        <text:list-item>
          <text:p text:style-name="P13">Timer thread wakes and <text:span text:style-name="Source_20_Text">pop()</text:span>s slot indices from <text:span text:style-name="Source_20_Text">buckets[bucket]</text:span>.</text:p>
        </text:list-item>
        <text:list-item>
          <text:p text:style-name="P13">For each slot:</text:p>
          <text:list>
            <text:list-item>
              <text:p text:style-name="P13">Try <text:span text:style-name="Source_20_Text">wid = free_workers.pop()</text:span>. If <text:span text:style-name="Source_20_Text">wid != UINT32_MAX</text:span>:</text:p>
              <text:list>
                <text:list-item>
                  <text:p text:style-name="P13">write <text:span text:style-name="Source_20_Text">worker_mail[wid].store(slot)</text:span></text:p>
                </text:list-item>
                <text:list-item>
                  <text:p text:style-name="P13">notify worker via <text:span text:style-name="Source_20_Text">worker_cv[wid].notify_one()</text:span></text:p>
                </text:list-item>
              </text:list>
            </text:list-item>
            <text:list-item>
              <text:p text:style-name="P13">else push into <text:span text:style-name="Source_20_Text">ready_queue</text:span> under lock.</text:p>
            </text:list-item>
          </text:list>
        </text:list-item>
        <text:list-item>
          <text:p text:style-name="P13">Worker when woken does:</text:p>
          <text:list>
            <text:list-item>
              <text:p text:style-name="P13"><text:span text:style-name="Source_20_Text">tasks_meta.write_cas(slot, TS_RUNNING)</text:span> to ensure it claims the slot (it may fail if another thread raced; handle by returning slot to ready queue or retry).</text:p>
            </text:list-item>
            <text:list-item>
              <text:p text:style-name="P13">call <text:span text:style-name="Source_20_Text">task_fns[slot](slot)</text:span>.</text:p>
            </text:list-item>
            <text:list-item>
              <text:p text:style-name="P13">when done <text:span text:style-name="Source_20_Text">tasks_meta.write_cas(slot, TS_FREE)</text:span>.</text:p>
            </text:list-item>
          </text:list>
        </text:list-item>
      </text:list>
      <text:h text:style-name="Heading_20_3" text:outline-level="3">C) Immediate schedule when a thread is free</text:h>
      <text:list text:style-name="L13">
        <text:list-item>
          <text:p text:style-name="P14"><text:span text:style-name="Source_20_Text">schedule_immediate</text:span> calls <text:span text:style-name="Source_20_Text">free_workers.pop()</text:span> and assign directly if possible; else pushes to <text:span text:style-name="Source_20_Text">ready_queue</text:span>.</text:p>
        </text:list-item>
      </text:list>
      <text:p text:style-name="Horizontal_20_Line"><text:soft-page-break/></text:p>
      <text:h text:style-name="Heading_20_2" text:outline-level="2">How to handle multi-writer races on the same slot</text:h>
      <text:p text:style-name="Text_20_body">If multiple actors may attempt to schedule or claim the same slot, always use per-slot <text:span text:style-name="Source_20_Text">write_cas</text:span> transitions to guard state transitions. For example, to avoid racing scheduleers, first attempt to CAS from <text:span text:style-name="Source_20_Text">TS_FREE</text:span> to <text:span text:style-name="Source_20_Text">TS_RESERVED</text:span> then set payload then CAS <text:span text:style-name="Source_20_Text">TS_RESERVED</text:span> -&gt; <text:span text:style-name="Source_20_Text">TS_READY</text:span> and push to worker or bucket. This ensures that two schedule attempts won’t both assign the same slot.</text:p>
      <text:p text:style-name="Horizontal_20_Line"/>
      <text:h text:style-name="Heading_20_2" text:outline-level="2">Fault modes and integrity checks</text:h>
      <text:list text:style-name="L14">
        <text:list-item>
          <text:p text:style-name="P15">If <text:span text:style-name="Source_20_Text">read_bits</text:span> returns <text:span text:style-name="Source_20_Text">std::nullopt</text:span> that indicates the dual-rail inv check failed. In many cases treat this as transient and retry; if persistent, trigger an error handler (bitflip detection). You could increment an error counter in a safe atomic and eventually signal failure if too many corruption events happen.</text:p>
        </text:list-item>
      </text:list>
      <text:p text:style-name="Horizontal_20_Line"/>
      <text:h text:style-name="Heading_20_2" text:outline-level="2">Integration pointers (to make this real)</text:h>
      <text:list text:style-name="L15">
        <text:list-item>
          <text:p text:style-name="P16">Keep the RelPackedArray16 <text:span text:style-name="Source_20_Text">init</text:span> and <text:span text:style-name="Source_20_Text">meta</text:span> aligned and persistent. Use <text:span text:style-name="Source_20_Text">commit_block</text:span> to publish many slot state changes in maintenance operations (e.g., clearing a whole bucket).</text:p>
        </text:list-item>
        <text:list-item>
          <text:p text:style-name="P16">Use separate arrays to store:</text:p>
          <text:list>
            <text:list-item>
              <text:p text:style-name="P16"><text:span text:style-name="Source_20_Text">task_fns[slot]</text:span>: function or small struct pointer/ID,</text:p>
            </text:list-item>
            <text:list-item>
              <text:p text:style-name="P16"><text:span text:style-name="Source_20_Text">payload_data[slot]</text:span>: optional data pointer,</text:p>
            </text:list-item>
            <text:list-item>
              <text:p text:style-name="P16"><text:span text:style-name="Source_20_Text">wake_ts[slot]</text:span>: optional 64-bit absolute timestamp if you need finer granularity than wheel ticks. (RelPackedArray16 only stores 16-bit value; don't overload it.)</text:p>
            </text:list-item>
          </text:list>
        </text:list-item>
        <text:list-item>
          <text:p text:style-name="P16">For RTOS-style real-time requirements, pin timer thread and workers to cores and use high-resolution clocks carefully.</text:p>
        </text:list-item>
      </text:list>
      <text:p text:style-name="Horizontal_20_Line"/>
      <text:h text:style-name="Heading_20_2" text:outline-level="2">Final checklist to implement &amp; test locally</text:h>
      <text:list text:style-name="L16">
        <text:list-item>
          <text:p text:style-name="P17">Add <text:span text:style-name="Source_20_Text">relarray.hpp</text:span> (RelPackedArray16) to your project and compile.</text:p>
        </text:list-item>
        <text:list-item>
          <text:p text:style-name="P17">Add the <text:span text:style-name="Source_20_Text">sched_relcim.hpp</text:span> scheduler above and a <text:span text:style-name="Source_20_Text">main.cpp</text:span> that:</text:p>
          <text:list>
            <text:list-item>
              <text:p text:style-name="P17"><text:span text:style-name="Source_20_Text">make_scheduler(num_slots, num_workers)</text:span></text:p>
            </text:list-item>
            <text:list-item>
              <text:p text:style-name="P17"><text:span text:style-name="Source_20_Text">alloc_slot</text:span> several tasks (store a lambda that prints its id and sleeps a bit)</text:p>
            </text:list-item>
            <text:list-item>
              <text:p text:style-name="P17">schedule some with <text:span text:style-name="Source_20_Text">schedule_delayed(slot, 100ms)</text:span> and some immediate</text:p>
            </text:list-item>
            <text:list-item>
              <text:p text:style-name="P17">measure latencies (time from schedule to execution) and throughput.</text:p>
            </text:list-item>
          </text:list>
        </text:list-item>
        <text:list-item>
          <text:p text:style-name="P17"><text:soft-page-break/>Test failure cases: concurrent schedule attempts to same slot; bucket drain with heavy load; and correctness with many worker threads.</text:p>
        </text:list-item>
        <text:list-item>
          <text:p text:style-name="P17">Instrument counters for <text:span text:style-name="Source_20_Text">meta</text:span> read/write success/failure, bucket sizes, ready queue lengths.</text:p>
        </text:list-item>
      </text:list>
      <text:p text:style-name="Horizontal_20_Line"/>
      <text:h text:style-name="Heading_20_2" text:outline-level="2">Closing notes — why this approach meets your goals</text:h>
      <text:list text:style-name="L17">
        <text:list-item>
          <text:p text:style-name="P18"><text:span text:style-name="Strong_20_Emphasis">No busy polling:</text:span> idle workers explicitly register themselves in <text:span text:style-name="Source_20_Text">free_workers</text:span> and then <text:span text:style-name="Emphasis">wait</text:span> on per-worker CVs. Scheduler directly assigns tasks to a free worker when a delayed task becomes ready — no scanning of thread pool required.</text:p>
        </text:list-item>
        <text:list-item>
          <text:p text:style-name="P18"><text:span text:style-name="Strong_20_Emphasis">RelPackedArray16 as concurrency substrate:</text:span> RelPackedArray16 is used for per-slot state with hardware-atomic lane CAS semantics and triple-check reads. That makes metadata updates atomic and consistent even when many slots are packed into lanes.</text:p>
        </text:list-item>
        <text:list-item>
          <text:p text:style-name="P18"><text:span text:style-name="Strong_20_Emphasis">Efficient bulk wakeups:</text:span> the timer wheel + ability to <text:span text:style-name="Source_20_Text">commit_block</text:span> can be used for efficient bulk activation of many tasks by a single committer.</text:p>
        </text:list-item>
        <text:list-item>
          <text:p text:style-name="P18"><text:span text:style-name="Strong_20_Emphasis">RTOS-like semantics:</text:span> using per-worker mailboxes + no spinning + timer-wheel tick granularity gives deterministic scheduling behavior similar to lightweight RTOS delayed tasks.</text:p>
        </text:list-item>
      </text:list>
      <text:p text:style-name="Horizontal_20_Line"/>
      <text:p text:style-name="Text_20_body">If you want I can next:</text:p>
      <text:list text:style-name="L18">
        <text:list-item>
          <text:p text:style-name="P19">produce a full runnable example (CMake + main.cpp) with this scheduler wired up to <text:span text:style-name="Source_20_Text">relarray.hpp</text:span> and run sample workloads (I’ll provide the code for you to run locally), or</text:p>
        </text:list-item>
        <text:list-item>
          <text:p text:style-name="P19">replace the per-worker <text:span text:style-name="Source_20_Text">std::condition_variable</text:span> with low-level futex/eventfd for even lower latency on Linux, or</text:p>
        </text:list-item>
        <text:list-item>
          <text:p text:style-name="P19">add a <text:span text:style-name="Source_20_Text">cancel(slot)</text:span> and <text:span text:style-name="Source_20_Text">reschedule(slot, new_delay)</text:span> API with correct CAS semantics and safety, or</text:p>
        </text:list-item>
        <text:list-item>
          <text:p text:style-name="P19">write a formal proof-sketch that the scheduler’s operations preserve linearizability for task assignment and delivery.</text:p>
        </text:list-item>
      </text:list>
      <text:p text:style-name="Text_20_body">Which of those do you want nex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0T14:00:59.271330744</meta:creation-date>
    <dc:date>2025-12-10T14:01:51.552517398</dc:date>
    <meta:editing-duration>PT54S</meta:editing-duration>
    <meta:editing-cycles>1</meta:editing-cycles>
    <meta:document-statistic meta:table-count="0" meta:image-count="0" meta:object-count="0" meta:page-count="12" meta:paragraph-count="401" meta:word-count="3337" meta:character-count="25859" meta:non-whitespace-character-count="20348"/>
    <meta:generator>LibreOffice/24.2.7.2$Linux_X86_64 LibreOffice_project/420$Build-2</meta:generator>
  </office:meta>
</office:document-meta>
</file>